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901cm" fo:margin-left="0cm" table:align="left" style:writing-mode="lr-tb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1.72cm"/>
    </style:style>
    <style:style style:name="Tabela1.C" style:family="table-column">
      <style:table-column-properties style:column-width="7.673cm"/>
    </style:style>
    <style:style style:name="Tabela1.D" style:family="table-column">
      <style:table-column-properties style:column-width="4.022cm"/>
    </style:style>
    <style:style style:name="Tabela1.A1" style:family="table-cell">
      <style:table-cell-properties style:vertical-align="top" fo:background-color="#dfdfdf" fo:padding-left="0.176cm" fo:padding-right="0.176cm" fo:padding-top="0cm" fo:padding-bottom="0cm" fo:border="0.75pt solid #000000">
        <style:background-image/>
      </style:table-cell-properties>
    </style:style>
    <style:style style:name="Tabela1.A2" style:family="table-cell">
      <style:table-cell-properties style:vertical-align="top" fo:background-color="#ffffff" fo:padding-left="0.176cm" fo:padding-right="0.176cm" fo:padding-top="0cm" fo:padding-bottom="0cm" fo:border="0.75pt solid #000000">
        <style:background-image/>
      </style:table-cell-properties>
    </style:style>
    <style:style style:name="Tabela2" style:family="table">
      <style:table-properties style:width="17.568cm" fo:margin-left="-0.132cm" table:align="left" style:writing-mode="lr-tb"/>
    </style:style>
    <style:style style:name="Tabela2.A" style:family="table-column">
      <style:table-column-properties style:column-width="15.558cm"/>
    </style:style>
    <style:style style:name="Tabela2.B" style:family="table-column">
      <style:table-column-properties style:column-width="2.011cm"/>
    </style:style>
    <style:style style:name="Tabela2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3" style:family="table">
      <style:table-properties style:width="15.924cm" fo:margin-left="0cm" table:align="left" style:writing-mode="lr-tb"/>
    </style:style>
    <style:style style:name="Tabela3.A" style:family="table-column">
      <style:table-column-properties style:column-width="7.962cm"/>
    </style:style>
    <style:style style:name="Tabela3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ela3.A2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padding="0.176cm" fo:border="1pt solid #000000"/>
    </style:style>
    <style:style style:name="Tabela3.A3" style:family="table-cell">
      <style:table-cell-properties style:vertical-align="top" fo:padding="0.176cm" fo:border="1pt solid #000000"/>
    </style:style>
    <style:style style:name="Tabela3.B3" style:family="table-cell">
      <style:table-cell-properties style:vertical-align="top" fo:padding="0.176cm" fo:border="1pt solid #000000"/>
    </style:style>
    <style:style style:name="Tabela3.A4" style:family="table-cell">
      <style:table-cell-properties style:vertical-align="top" fo:padding="0.176cm" fo:border="1pt solid #000000"/>
    </style:style>
    <style:style style:name="Tabela3.B4" style:family="table-cell">
      <style:table-cell-properties style:vertical-align="top" fo:padding="0.176cm" fo:border="1pt solid #000000"/>
    </style:style>
    <style:style style:name="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" style:family="paragraph" style:parent-style-name="Standard" style:master-page-name="Standard">
      <style:paragraph-properties fo:margin-left="0cm" fo:margin-right="-0.953cm" fo:margin-top="0.635cm" fo:margin-bottom="0.423cm" style:contextual-spacing="false" fo:line-height="144%" fo:text-align="center" style:justify-single-word="false" fo:text-indent="0cm" style:auto-text-indent="false" style:page-number="auto" fo:break-before="auto" fo:break-after="auto" style:writing-mode="lr-tb"/>
    </style:style>
    <style:style style:name="P3" style:family="paragraph" style:parent-style-name="Standard">
      <style:paragraph-properties fo:margin-left="-0.176cm" fo:margin-right="0cm" fo:margin-top="0.106cm" fo:margin-bottom="0.106cm" style:contextual-spacing="false" fo:line-height="144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fo:background-color="#dfdfdf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officeooo:paragraph-rsid="0005fd4a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08add5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top="0.106cm" fo:margin-bottom="0cm" style:contextual-spacing="false" fo:line-height="144%" fo:text-align="end" style:justify-single-word="false" fo:break-before="auto" fo:break-after="auto" style:writing-mode="lr-tb"/>
    </style:style>
    <style:style style:name="P15" style:family="paragraph" style:parent-style-name="Standard">
      <style:paragraph-properties fo:line-height="115%" fo:break-before="auto" fo:break-after="auto" style:writing-mode="lr-tb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Trebuchet MS" fo:font-size="16pt" fo:font-weight="bold" style:font-name-asian="Trebuchet MS" style:font-size-asian="16pt" style:font-weight-asian="bold" style:font-name-complex="Trebuchet MS" style:font-size-complex="16pt" style:font-weight-complex="bold"/>
    </style:style>
    <style:style style:name="P17" style:family="paragraph" style:parent-style-name="Standard">
      <style:paragraph-properties fo:line-height="144%" fo:text-align="center" style:justify-single-word="false" fo:break-before="auto" fo:break-after="auto" style:writing-mode="lr-tb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b050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font-size="28pt" style:font-size-asian="28pt" style:font-size-complex="28pt"/>
    </style:style>
    <style:style style:name="P20" style:family="paragraph" style:parent-style-name="Standard">
      <style:paragraph-properties fo:margin-top="0.106cm" fo:margin-bottom="0.106cm" style:contextual-spacing="false" fo:line-height="144%" fo:text-align="end" style:justify-single-word="false" fo:break-before="auto" fo:break-after="auto" style:writing-mode="lr-tb"/>
    </style:style>
    <style:style style:name="P21" style:family="paragraph" style:parent-style-name="Standard">
      <style:paragraph-properties fo:margin-left="0cm" fo:margin-right="0cm" fo:line-height="138%" fo:text-indent="1.27cm" style:auto-text-indent="false" fo:break-before="auto" fo:break-after="auto" style:writing-mode="lr-tb"/>
    </style:style>
    <style:style style:name="P22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23" style:family="paragraph" style:parent-style-name="Heading_20_1">
      <style:paragraph-properties fo:line-height="138%" fo:text-align="start" style:justify-single-word="false" fo:break-before="auto" fo:break-after="auto" style:writing-mode="lr-tb"/>
    </style:style>
    <style:style style:name="P24" style:family="paragraph" style:parent-style-name="Heading_20_1">
      <style:paragraph-properties fo:margin-top="0cm" fo:margin-bottom="0cm" style:contextual-spacing="false" fo:line-height="144%" fo:break-before="auto" fo:break-after="auto" style:writing-mode="lr-tb"/>
    </style:style>
    <style:style style:name="P25" style:family="paragraph" style:parent-style-name="Heading_20_1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6" style:family="paragraph" style:parent-style-name="Heading_20_1">
      <style:paragraph-properties fo:margin-top="0cm" fo:margin-bottom="0cm" style:contextual-spacing="false" fo:line-height="115%" fo:break-before="auto" fo:break-after="auto" style:writing-mode="lr-tb"/>
    </style:style>
    <style:style style:name="P27" style:family="paragraph" style:parent-style-name="Heading_20_2">
      <style:paragraph-properties fo:margin-top="0cm" fo:margin-bottom="0cm" style:contextual-spacing="false" fo:line-height="115%" fo:break-before="auto" fo:break-after="auto" style:writing-mode="lr-tb"/>
    </style:style>
    <style:style style:name="P28" style:family="paragraph" style:parent-style-name="Heading_20_2">
      <style:paragraph-properties fo:margin-top="0cm" fo:margin-bottom="0cm" style:contextual-spacing="false" fo:line-height="115%" fo:break-before="auto" fo:break-after="auto" style:writing-mode="lr-tb"/>
      <style:text-properties officeooo:paragraph-rsid="0005fd4a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b050"/>
    </style:style>
    <style:style style:name="T4" style:family="text">
      <style:text-properties fo:color="#00b05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b050" fo:font-size="12pt" fo:font-weight="bold" officeooo:rsid="0005fd4a" style:font-size-asian="12pt" style:font-weight-asian="bold" style:font-size-complex="12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officeooo:rsid="0005fd4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officeooo:rsid="0008add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normal" officeooo:rsid="000a212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5fd4a"/>
    </style:style>
    <style:style style:name="T13" style:family="text">
      <style:text-properties officeooo:rsid="0006b22b"/>
    </style:style>
    <style:style style:name="T14" style:family="text">
      <style:text-properties officeooo:rsid="0008ad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latório</text:span><text:span text:style-name="T1"> </text:span><text:span text:style-name="T1">de</text:span><text:span text:style-name="T1"> </text:span><text:span text:style-name="T1">Verificação</text:span><text:span text:style-name="T1">/</text:span><text:span text:style-name="T1">Validação</text:span><text:span text:style-name="T1"> </text:span><text:span text:style-name="T1">de</text:span><text:span text:style-name="T1"> </text:span><text:span text:style-name="T1">Requisitos</text:span></text:p>
      <text:p text:style-name="P19"/>
      <text:p text:style-name="P19"/>
      <text:p text:style-name="P14"><text:span text:style-name="T2">Projeto: </text:span><text:span text:style-name="T4">SVRI</text:span></text:p>
      <text:p text:style-name="P14"><text:span text:style-name="T2">Responsável pela Elaboração: </text:span><text:span text:style-name="T4">Yuri Matheus Dias Pereira</text:span></text:p>
      <text:p text:style-name="P14"><text:span text:style-name="T2">Função do Responsável: </text:span><text:span text:style-name="T5">Equipe de</text:span><text:span text:style-name="T4"> Verificação &amp; Validação</text:span></text:p>
      <text:p text:style-name="P20"><text:span text:style-name="T2">E-mail do Responsável: </text:span><text:span text:style-name="T5">yuri</text:span><text:span text:style-name="T4">mathe.</text:span><text:span text:style-name="T5">yp@gmail.com</text:span></text:p>
      <text:p text:style-name="P18"/>
      <text:p text:style-name="P18"/>
      <text:p text:style-name="P17"><text:span text:style-name="T6">Histórico</text:span><text:span text:style-name="T6"> </text:span><text:span text:style-name="T6">de</text:span><text:span text:style-name="T6"> </text:span><text:span text:style-name="T6">Alteraç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Versão</text:p>
          </table:table-cell>
          <table:table-cell table:style-name="Tabela1.A1" office:value-type="string">
            <text:p text:style-name="P3">Descrição</text:p>
          </table:table-cell>
          <table:table-cell table:style-name="Tabela1.A1" office:value-type="string">
            <text:p text:style-name="P3">Autor</text:p>
          </table:table-cell>
        </table:table-row>
        <table:table-row>
          <table:table-cell table:style-name="Tabela1.A2" office:value-type="string">
            <text:p text:style-name="P4">15/0<text:span text:style-name="T12">6</text:span>/201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8"><text:span text:style-name="T7">Relatório de Verificação e Validação </text:span><text:span text:style-name="T8">de Requisito d</text:span><text:span text:style-name="T10">a</text:span><text:span text:style-name="T8"> Sprint 3.</text:span></text:p>
          </table:table-cell>
          <table:table-cell table:style-name="Tabela1.A2" office:value-type="string">
            <text:p text:style-name="P9"><text:span text:style-name="T8">Yuri Matheus</text:span>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3" text:outline-level="10"><text:bookmark text:name="h.2pf8xf7pqtj1"/></text:h>
      <text:p text:style-name="P16"/>
      <text:h text:style-name="P24" text:outline-level="10"><text:soft-page-break/><text:span text:style-name="T11">Propósito</text:span></text:h>
      <text:p text:style-name="P21">O propósito desse documento é o de relatar as não-conformidades encontradas no Documento de Especificação de Objetivos e Requisitos do projeto SVRI <text:span text:style-name="T12">para o Sprint 3. </text:span><text:span text:style-name="T13">Esse relatório está sendo feito por Yuri Matheus Dias Pereira e </text:span><text:span text:style-name="T14">revisto por </text:span><text:span text:style-name="T13">Marcos Vinicius Ribeiro Silva.</text:span></text:p>
      <text:h text:style-name="P25" text:outline-level="10"><text:bookmark text:name="h.ha6phynhnr2b"/>Relatório</text:h>
      <text:p text:style-name="P15"><text:tab/>A seguir estão dispostos os resultados da atividade de V&amp;V realizada sobre o EOR.<text:span text:style-name="T3"> </text:span></text:p>
      <text:h text:style-name="P28" text:outline-level="10"><text:bookmark text:name="h.w13uvrpd5ba1"/>EOR - Documento de Especificação de Objetivos e Requisitos</text:h>
      <text:h text:style-name="P28" text:outline-level="10">Documentos </text:h>
      <text:p text:style-name="P13"><text:tab/>O documento Especificação de Objetivos e Requisitos será utilizado para esta avaliação.</text:p>
      <text:h text:style-name="P27" text:outline-level="10"><text:bookmark text:name="h.lwqpe8ezidu2"/>Problemas</text:h>
      <text:p text:style-name="P2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Problemas</text:p>
          </table:table-cell>
          <table:table-cell table:style-name="Tabela2.A1" office:value-type="string">
            <text:p text:style-name="P7">Impacto</text:p>
          </table:table-cell>
        </table:table-row>
        <table:table-row>
          <table:table-cell table:style-name="Tabela2.A2" office:value-type="string">
            <text:p text:style-name="P12"><text:span text:style-name="T9">Apesar os requisitos terem sofrido uma mudança, eles ainda referenciam requisitos do sistema que foram selecionados para implementação, assim tendo uma inconsistência dos requisitos de compõem o escopo do projeto ou não.</text:span></text:p>
          </table:table-cell>
          <table:table-cell table:style-name="Tabela2.B2" office:value-type="string">
            <text:p text:style-name="P6">Baixo</text:p>
          </table:table-cell>
        </table:table-row>
      </table:table>
      <text:p text:style-name="P13"/>
      <text:h text:style-name="P27" text:outline-level="10"><text:bookmark text:name="h.l222mc9xvlke"/>Decisão</text:h>
      <text:p text:style-name="P13"><text:tab/><text:span text:style-name="T14">Como tivemos apenas uma pequena alteração no escopo, não foram encontrados problemas, e foi constatado que os problemas do relatório anterior de V&amp;V de Requisitos teve seus problemas corrigidos. Sendo assim, o problema aqui relatado é marcado para desenvolvimento, e será corrigido.</text:span></text:p>
      <text:p text:style-name="P15"/>
      <text:h text:style-name="P25" text:outline-level="10">Referências</text:h>
      <text:p text:style-name="P15"><text:tab/>O Documento de Checklists de Verificação e Validação foi utilizado como base para encontrar as não-conformidades relatas por este <text:span text:style-name="T13">documento.</text:span></text:p>
      <text:h text:style-name="P26" text:outline-level="10"><text:bookmark text:name="h.7fvka4rnpdxf"/><text:span text:style-name="T11">Interessados</text:span></text:h>
      <text:p text:style-name="P15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7">Interessado</text:p>
          </table:table-cell>
          <table:table-cell table:style-name="Tabela3.A1" office:value-type="string">
            <text:p text:style-name="P7">Comunicação</text:p>
          </table:table-cell>
        </table:table-row>
        <table:table-row>
          <table:table-cell table:style-name="Tabela3.A2" office:value-type="string">
            <text:p text:style-name="P11"><text:span text:style-name="T7">Gerente</text:span><text:span text:style-name="T7"> </text:span><text:span text:style-name="T7">de</text:span><text:span text:style-name="T7"> </text:span><text:span text:style-name="T7">Projeto</text:span></text:p>
          </table:table-cell>
          <table:table-cell table:style-name="Tabela3.B2" office:value-type="string">
            <text:p text:style-name="P11"><text:span text:style-name="T7">Confirmada</text:span><text:span text:style-name="T7">.</text:span></text:p>
          </table:table-cell>
        </table:table-row>
        <table:table-row>
          <table:table-cell table:style-name="Tabela3.A3" office:value-type="string">
            <text:p text:style-name="P11"><text:span text:style-name="T7">Equipe</text:span><text:span text:style-name="T7"> </text:span><text:span text:style-name="T7">de</text:span><text:span text:style-name="T7"> </text:span><text:span text:style-name="T7">Desenvolvimento</text:span></text:p>
          </table:table-cell>
          <table:table-cell table:style-name="Tabela3.B3" office:value-type="string">
            <text:p text:style-name="P11"><text:span text:style-name="T7">Confirmada</text:span><text:span text:style-name="T7">.</text:span></text:p>
          </table:table-cell>
        </table:table-row>
        <table:table-row>
          <table:table-cell table:style-name="Tabela3.A4" office:value-type="string">
            <text:p text:style-name="P11"><text:span text:style-name="T7">Gerente</text:span><text:span text:style-name="T7"> </text:span><text:span text:style-name="T7">de</text:span><text:span text:style-name="T7"> </text:span><text:span text:style-name="T7">Requisitos</text:span></text:p>
          </table:table-cell>
          <table:table-cell table:style-name="Tabela3.B4" office:value-type="string">
            <text:p text:style-name="P11"><text:span text:style-name="T7">Confirmada</text:span><text:span text:style-name="T7">.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5</meta:editing-cycles>
    <dc:date>2015-06-15T13:46:29.30</dc:date>
    <meta:editing-duration>PT4M49S</meta:editing-duration>
    <meta:document-statistic meta:table-count="3" meta:image-count="0" meta:object-count="0" meta:page-count="2" meta:paragraph-count="40" meta:word-count="245" meta:character-count="1710" meta:non-whitespace-character-count="1499"/>
  </office:meta>
</office:document-meta>
</file>